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tyle="normal" officeooo:rsid="000ebdfe" officeooo:paragraph-rsid="000ebdfe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2a6099" style:font-name="Ubuntu" fo:font-size="15pt" fo:font-weight="bold" officeooo:rsid="000c7654" officeooo:paragraph-rsid="000c7654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officeooo:paragraph-rsid="000ebdfe"/>
    </style:style>
    <style:style style:name="P5" style:family="paragraph" style:parent-style-name="Standard" style:list-style-name="L1">
      <style:text-properties officeooo:paragraph-rsid="00116ca9"/>
    </style:style>
    <style:style style:name="P6" style:family="paragraph" style:parent-style-name="Standard" style:list-style-name="L1">
      <style:text-properties officeooo:paragraph-rsid="00139ea7"/>
    </style:style>
    <style:style style:name="P7" style:family="paragraph" style:parent-style-name="Standard" style:list-style-name="L1">
      <style:text-properties officeooo:paragraph-rsid="00198034"/>
    </style:style>
    <style:style style:name="P8" style:family="paragraph" style:parent-style-name="Standard" style:list-style-name="L1">
      <style:text-properties fo:color="#2a6099" style:font-name="Ubuntu" fo:font-weight="bold" officeooo:rsid="000c7654" officeooo:paragraph-rsid="000c7654" style:font-weight-asian="bold" style:font-weight-complex="bold"/>
    </style:style>
    <style:style style:name="P9" style:family="paragraph" style:parent-style-name="Standard" style:list-style-name="L1">
      <style:text-properties fo:color="#2a6099" style:font-name="Ubuntu" fo:font-weight="bold" officeooo:rsid="00116ca9" officeooo:paragraph-rsid="00116ca9" style:font-weight-asian="bold" style:font-weight-complex="bold"/>
    </style:style>
    <style:style style:name="P10" style:family="paragraph" style:parent-style-name="Standard" style:list-style-name="L1">
      <style:text-properties fo:color="#2a6099" style:font-name="Ubuntu" fo:font-weight="bold" officeooo:rsid="00198034" officeooo:paragraph-rsid="00198034" style:font-weight-asian="bold" style:font-weight-complex="bold"/>
    </style:style>
    <style:style style:name="P11" style:family="paragraph" style:parent-style-name="Standard" style:list-style-name="L1">
      <style:text-properties style:font-name="Ubuntu" fo:font-style="italic" officeooo:rsid="000ebdfe" officeooo:paragraph-rsid="000ebdfe" style:font-style-asian="italic" style:font-style-complex="italic"/>
    </style:style>
    <style:style style:name="P12" style:family="paragraph" style:parent-style-name="Standard" style:list-style-name="L1">
      <style:text-properties style:font-name="Ubuntu" fo:font-style="italic" officeooo:rsid="000ddc2a" officeooo:paragraph-rsid="000c7654" style:font-style-asian="italic" style:font-style-complex="italic"/>
    </style:style>
    <style:style style:name="P13" style:family="paragraph" style:parent-style-name="Standard" style:list-style-name="L1">
      <style:text-properties style:font-name="Ubuntu"/>
    </style:style>
    <style:style style:name="P14" style:family="paragraph" style:parent-style-name="Standard" style:list-style-name="L1">
      <style:text-properties style:font-name="Ubuntu" officeooo:paragraph-rsid="000c7654"/>
    </style:style>
    <style:style style:name="P15" style:family="paragraph" style:parent-style-name="Standard" style:list-style-name="L1">
      <style:text-properties style:font-name="Ubuntu" officeooo:paragraph-rsid="00116ca9"/>
    </style:style>
    <style:style style:name="P16" style:family="paragraph" style:parent-style-name="Standard" style:list-style-name="L1">
      <style:text-properties style:font-name="Ubuntu" officeooo:paragraph-rsid="00162595"/>
    </style:style>
    <style:style style:name="P17" style:family="paragraph" style:parent-style-name="Standard" style:list-style-name="L1">
      <style:text-properties style:font-name="Ubuntu" officeooo:paragraph-rsid="00198034"/>
    </style:style>
    <style:style style:name="P18" style:family="paragraph" style:parent-style-name="Standard" style:list-style-name="L1">
      <style:text-properties style:font-name="Ubuntu" fo:font-style="normal" officeooo:rsid="000ebdfe" officeooo:paragraph-rsid="000ebdfe" style:font-style-asian="normal" style:font-style-complex="normal"/>
    </style:style>
    <style:style style:name="P19" style:family="paragraph" style:parent-style-name="Standard" style:list-style-name="L1">
      <style:text-properties style:font-name="Ubuntu" officeooo:rsid="001f2aca" officeooo:paragraph-rsid="001f2aca"/>
    </style:style>
    <style:style style:name="P20" style:family="paragraph" style:parent-style-name="Standard" style:list-style-name="L1">
      <style:text-properties style:font-name="Ubuntu" officeooo:rsid="00209b00" officeooo:paragraph-rsid="0023f344"/>
    </style:style>
    <style:style style:name="P21" style:family="paragraph" style:parent-style-name="Standard" style:list-style-name="L2">
      <style:text-properties style:font-name="Ubuntu" officeooo:paragraph-rsid="00139ea7"/>
    </style:style>
    <style:style style:name="P22" style:family="paragraph" style:parent-style-name="Standard" style:list-style-name="L2">
      <style:text-properties style:font-name="Ubuntu" officeooo:paragraph-rsid="00162595"/>
    </style:style>
    <style:style style:name="P23" style:family="paragraph" style:parent-style-name="Standard" style:list-style-name="L2">
      <style:text-properties style:font-name="Ubuntu" officeooo:rsid="00253605" officeooo:paragraph-rsid="00253605"/>
    </style:style>
    <style:style style:name="P24" style:family="paragraph" style:parent-style-name="Standard" style:list-style-name="L1">
      <style:text-properties style:font-name="Ubuntu" officeooo:rsid="00175cd9" officeooo:paragraph-rsid="00198034"/>
    </style:style>
    <style:style style:name="P25" style:family="paragraph" style:parent-style-name="Standard" style:list-style-name="L1">
      <style:text-properties style:font-name="Ubuntu" officeooo:rsid="00198034" officeooo:paragraph-rsid="00198034"/>
    </style:style>
    <style:style style:name="P26" style:family="paragraph" style:parent-style-name="Standard" style:list-style-name="L2">
      <style:text-properties officeooo:paragraph-rsid="0016259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dc2a" style:font-style-asian="italic" style:font-style-complex="italic"/>
    </style:style>
    <style:style style:name="T3" style:family="text">
      <style:text-properties officeooo:rsid="0012b3f5"/>
    </style:style>
    <style:style style:name="T4" style:family="text">
      <style:text-properties style:font-name="Ubuntu"/>
    </style:style>
    <style:style style:name="T5" style:family="text">
      <style:text-properties style:font-name="Ubuntu" officeooo:rsid="0012b3f5"/>
    </style:style>
    <style:style style:name="T6" style:family="text">
      <style:text-properties style:font-name="Ubuntu" officeooo:rsid="000ebdfe"/>
    </style:style>
    <style:style style:name="T7" style:family="text">
      <style:text-properties style:font-name="Ubuntu" fo:font-style="normal" officeooo:rsid="000ebdfe" style:font-style-asian="normal" style:font-style-complex="normal"/>
    </style:style>
    <style:style style:name="T8" style:family="text">
      <style:text-properties style:font-name="Ubuntu" officeooo:rsid="00139ea7"/>
    </style:style>
    <style:style style:name="T9" style:family="text">
      <style:text-properties style:font-name="Ubuntu" officeooo:rsid="00162595"/>
    </style:style>
    <style:style style:name="T10" style:family="text">
      <style:text-properties style:font-name="Ubuntu" officeooo:rsid="00175cd9"/>
    </style:style>
    <style:style style:name="T11" style:family="text">
      <style:text-properties style:font-name="Ubuntu" officeooo:rsid="001925cd"/>
    </style:style>
    <style:style style:name="T12" style:family="text">
      <style:text-properties style:font-name="Ubuntu" officeooo:rsid="00108fc3"/>
    </style:style>
    <style:style style:name="T13" style:family="text">
      <style:text-properties style:font-name="Ubuntu" officeooo:rsid="00195bb3"/>
    </style:style>
    <style:style style:name="T14" style:family="text">
      <style:text-properties style:font-name="Ubuntu" officeooo:rsid="00198034"/>
    </style:style>
    <style:style style:name="T15" style:family="text">
      <style:text-properties style:font-name="Ubuntu" officeooo:rsid="001d0c3d"/>
    </style:style>
    <style:style style:name="T16" style:family="text">
      <style:text-properties style:font-name="Ubuntu" officeooo:rsid="00258746"/>
    </style:style>
    <style:style style:name="T17" style:family="text">
      <style:text-properties officeooo:rsid="00139ea7"/>
    </style:style>
    <style:style style:name="T18" style:family="text">
      <style:text-properties officeooo:rsid="00162595"/>
    </style:style>
    <style:style style:name="T19" style:family="text">
      <style:text-properties officeooo:rsid="00198034"/>
    </style:style>
    <style:style style:name="T20" style:family="text">
      <style:text-properties officeooo:rsid="002238b8"/>
    </style:style>
    <style:style style:name="T21" style:family="text">
      <style:text-properties fo:color="#2a6099" style:font-name="Ubuntu" fo:font-weight="bold" officeooo:rsid="00175cd9" style:font-weight-asian="bold" style:font-weight-complex="bold"/>
    </style:style>
    <style:style style:name="T22" style:family="text">
      <style:text-properties fo:color="#2a6099" style:font-name="Ubuntu" fo:font-weight="bold" officeooo:rsid="002238b8" style:font-weight-asian="bold" style:font-weight-complex="bold"/>
    </style:style>
    <style:style style:name="T23" style:family="text">
      <style:text-properties fo:color="#2a6099" style:font-name="Ubuntu" fo:font-weight="bold" officeooo:rsid="00198034" style:font-weight-asian="bold" style:font-weight-complex="bold"/>
    </style:style>
    <style:style style:name="T24" style:family="text">
      <style:text-properties officeooo:rsid="00226c4f"/>
    </style:style>
    <style:style style:name="T25" style:family="text">
      <style:text-properties officeooo:rsid="0027b0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se en main du framework Spark</text:p>
      <text:p text:style-name="P3"/>
      <text:p text:style-name="P3"/>
      <text:p text:style-name="P1"/>
      <text:list xml:id="list1590347238" text:style-name="L1">
        <text:list-item>
          <text:p text:style-name="P8">Premiers pas sur Databricks</text:p>
          <text:p text:style-name="P8"/>
          <text:list>
            <text:list-item>
              <text:p text:style-name="P4"><text:span text:style-name="T5">C</text:span><text:span text:style-name="T6">ommence</text:span><text:span text:style-name="T8">z </text:span><text:span text:style-name="T6">par une </text:span><text:span text:style-name="T5">veille perso :</text:span><text:span text:style-name="T7"> qu’est-ce que c’est ? à quoi ça sert ? comment ça marche ?</text:span></text:p>
              <text:p text:style-name="P11"/>
            </text:list-item>
            <text:list-item>
              <text:p text:style-name="P14"><text:span text:style-name="T3">C</text:span>r<text:span text:style-name="T17">éez </text:span>un compte et connectez-vous à la version <text:span text:style-name="T1">Community </text:span><text:span text:style-name="T2">Edition</text:span></text:p>
              <text:p text:style-name="P12"/>
            </text:list-item>
            <text:list-item>
              <text:p text:style-name="P18"><text:span text:style-name="T3">F</text:span>aites le tutoriel Quickstart disponible sur la plateforme</text:p>
            </text:list-item>
          </text:list>
        </text:list-item>
      </text:list>
      <text:p text:style-name="P2"/>
      <text:p text:style-name="P2"/>
      <text:list xml:id="list103132085311224" text:continue-numbering="true" text:style-name="L1">
        <text:list-header>
          <text:p text:style-name="P13"/>
        </text:list-header>
        <text:list-item>
          <text:p text:style-name="P9">Manipulation de données <text:span text:style-name="T19">avec </text:span><text:span text:style-name="T20">py</text:span><text:span text:style-name="T25">s</text:span><text:span text:style-name="T19">park</text:span></text:p>
          <text:p text:style-name="P9"/>
          <text:list>
            <text:list-item>
              <text:p text:style-name="P5"><text:span text:style-name="T11">Téléchargez</text:span><text:span text:style-name="T4"> le fichier « transactions.csv » du projet dans </text:span><text:span text:style-name="T12">D</text:span><text:span text:style-name="T4">atabrick</text:span><text:span text:style-name="T12">s</text:span></text:p>
              <text:p text:style-name="P15"/>
            </text:list-item>
            <text:list-item>
              <text:p text:style-name="P6"><text:span text:style-name="T8">Créez un cluster </text:span><text:span text:style-name="T15">pour l’exercice en prenant la dernier version stable</text:span></text:p>
              <text:p text:style-name="P15"/>
            </text:list-item>
            <text:list-item>
              <text:p text:style-name="P5"><text:span text:style-name="T4">Dans un notebook, charge</text:span><text:span text:style-name="T8">z</text:span><text:span text:style-name="T4"> le fichier </text:span><text:span text:style-name="T13">CSV</text:span><text:span text:style-name="T4"> en </text:span><text:span text:style-name="T13">P</text:span><text:span text:style-name="T4">y</text:span><text:span text:style-name="T13">S</text:span><text:span text:style-name="T4">park dans un dataframe</text:span></text:p>
              <text:p text:style-name="P15"/>
            </text:list-item>
            <text:list-item>
              <text:p text:style-name="P19">Affichez le dataframe et affichez uniquement les 10 premiers éléments de la colonne Amount</text:p>
              <text:p text:style-name="P19"/>
            </text:list-item>
            <text:list-item>
              <text:p text:style-name="P20">Utilisez la méthode describe<text:span text:style-name="T24">()</text:span> et affichez les résultats</text:p>
              <text:p text:style-name="P15"/>
            </text:list-item>
            <text:list-item>
              <text:p text:style-name="P16"><text:span text:style-name="T18">C</text:span>alcule<text:span text:style-name="T17">z </text:span><text:span text:style-name="T18">en utilisant les éléments du module pyspark.sql.functions :</text:span></text:p>
            </text:list-item>
          </text:list>
        </text:list-item>
      </text:list>
      <text:list xml:id="list282107459" text:style-name="L2">
        <text:list-item>
          <text:list>
            <text:list-item>
              <text:p text:style-name="P21">la moyenne, l'écart-type, la somme, le max et le min de la colonne Amount</text:p>
            </text:list-item>
            <text:list-item>
              <text:p text:style-name="P23">affichez les 5 plus importantes transactions</text:p>
            </text:list-item>
            <text:list-item>
              <text:p text:style-name="P26"><text:span text:style-name="T9">l</text:span><text:span text:style-name="T4">a moyenne et la somme des transactions par pays émetteur</text:span></text:p>
            </text:list-item>
            <text:list-item>
              <text:p text:style-name="P22">la somme <text:span text:style-name="T18">des</text:span> transactions envoyés <text:span text:style-name="T18">et reçues </text:span>par "Laurent Alexandre" <text:span text:style-name="T18">et</text:span> le solde net</text:p>
            </text:list-item>
          </text:list>
        </text:list-item>
      </text:list>
      <text:list xml:id="list103131101381677" text:continue-list="list103132085311224" text:style-name="L1">
        <text:list-item>
          <text:list>
            <text:list-header>
              <text:p text:style-name="P24"/>
            </text:list-header>
          </text:list>
        </text:list-item>
        <text:list-item>
          <text:p text:style-name="P7"><text:span text:style-name="T21">D</text:span><text:span text:style-name="T22">u </text:span><text:span text:style-name="T23">SQL </text:span><text:span text:style-name="T22">depuis Databricks</text:span></text:p>
          <text:p text:style-name="P10"/>
          <text:list>
            <text:list-item>
              <text:p text:style-name="P7"><text:span text:style-name="T10">À</text:span><text:span text:style-name="T4"> l'aide de la méthode df.createOrRempTempView, mett</text:span><text:span text:style-name="T14">ez</text:span><text:span text:style-name="T4"> le dataframe dans une table</text:span></text:p>
              <text:p text:style-name="P17"/>
            </text:list-item>
            <text:list-item>
              <text:p text:style-name="P7"><text:span text:style-name="T14">Refaites</text:span><text:span text:style-name="T4"> les c</text:span><text:span text:style-name="T9">alculs</text:span><text:span text:style-name="T4"> </text:span><text:span text:style-name="T9">de la question </text:span><text:span text:style-name="T14">2.</text:span><text:span text:style-name="T16">f</text:span><text:span text:style-name="T14">)</text:span><text:span text:style-name="T4"> en SQL</text:span></text:p>
              <text:p text:style-name="P17"/>
            </text:list-item>
            <text:list-item>
              <text:p text:style-name="P25">Créez une table avec les transactions émises depuis la France et l’enregistrez pour pouvoir y accéder ailleurs que dans ce notebook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2a6099"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8T12:30:19.998730857</meta:creation-date>
    <dc:date>2020-04-09T10:31:29.939766531</dc:date>
    <meta:editing-duration>PT1H46M37S</meta:editing-duration>
    <meta:editing-cycles>24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20" meta:word-count="225" meta:character-count="1304" meta:non-whitespace-character-count="1118"/>
  </office:meta>
</office:document-meta>
</file>